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bg" fo:country="BG"/>
    </style:style>
    <style:style style:name="T3" style:family="text">
      <style:text-properties fo:language="bg" fo:country="BG" fo:font-weight="normal" style:font-weight-asian="normal" style:font-weight-complex="normal"/>
    </style:style>
    <style:style style:name="T4" style:family="text">
      <style:text-properties fo:language="en" fo:country="US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ployees</text:p>
      <text:p text:style-name="P1"/>
      <text:list xml:id="list7185771935668567656" text:style-name="L1">
        <text:list-item>
          <text:p text:style-name="P2">id - </text:p>
        </text:list-item>
        <text:list-item>
          <text:p text:style-name="P2">username – <text:span text:style-name="T3">Потребителско име</text:span></text:p>
        </text:list-item>
        <text:list-item>
          <text:p text:style-name="P2">password - <text:span text:style-name="T3">парола</text:span></text:p>
        </text:list-item>
        <text:list-item>
          <text:p text:style-name="P2">email - <text:span text:style-name="T3">имейл</text:span></text:p>
        </text:list-item>
        <text:list-item>
          <text:p text:style-name="P2">store_id – <text:span text:style-name="T3">ИД на обект(магазин)</text:span></text:p>
        </text:list-item>
        <text:list-item>
          <text:p text:style-name="P2">ful_name – <text:span text:style-name="T3">име на служител</text:span></text:p>
        </text:list-item>
        <text:list-item>
          <text:p text:style-name="P2">address_store – <text:span text:style-name="T3">адрес на обекта</text:span></text:p>
        </text:list-item>
        <text:list-item>
          <text:p text:style-name="P2">function – <text:span text:style-name="T3">Длъжност на служителя</text:span></text:p>
        </text:list-item>
        <text:list-item>
          <text:p text:style-name="P2">phone - <text:span text:style-name="T3">Телефон</text:span></text:p>
        </text:list-item>
        <text:list-item>
          <text:p text:style-name="P2">privileges – <text:span text:style-name="T3">Привилегии // записват се с цифри и се отделят със „ </text:span><text:span text:style-name="T2">,</text:span><text:span text:style-name="T3">“</text:span></text:p>
        </text:list-item>
        <text:list-item>
          <text:p text:style-name="P2">date – <text:span text:style-name="T3">дата на създаване „</text:span><text:span text:style-name="T4">TIMESTAMP</text:span><text:span text:style-name="T3">“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07T18:20:37.28</meta:creation-date>
    <meta:document-statistic meta:table-count="0" meta:image-count="0" meta:object-count="0" meta:page-count="1" meta:paragraph-count="12" meta:word-count="67" meta:character-count="335"/>
    <dc:date>2014-10-07T18:26:49.20</dc:date>
    <meta:editing-duration>PT6M13S</meta:editing-duration>
    <meta:editing-cycles>1</meta:editing-cycles>
    <meta:generator>OpenOffice/4.1.1$Win32 OpenOffice.org_project/411m6$Build-9775</meta:generator>
  </office:meta>
</office:document-meta>
</file>